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47.31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220.99pt"/>
    </style:style>
    <style:style style:name="co13" style:family="table-column">
      <style:table-column-properties fo:break-before="auto" style:column-width="104.46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25.71pt"/>
    </style:style>
    <style:style style:name="co16" style:family="table-column">
      <style:table-column-properties fo:break-before="auto" style:column-width="97.51pt"/>
    </style:style>
    <style:style style:name="co17" style:family="table-column">
      <style:table-column-properties fo:break-before="auto" style:column-width="37.3pt"/>
    </style:style>
    <style:style style:name="co18" style:family="table-column">
      <style:table-column-properties fo:break-before="auto" style:column-width="112.96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241.06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ee3d3"/>
    </style:style>
    <style:style style:name="ce2" style:family="table-cell" style:parent-style-name="Default" style:data-style-name="N100">
      <style:table-cell-properties fo:background-color="#bee3d3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ewtown183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default-cell-style-name="ce1"/>
          <table:table-column table:style-name="co7" table:visibility="collapse" table:default-cell-style-name="ce1"/>
          <table:table-column table:style-name="co8" table:visibility="collapse" table:default-cell-style-name="ce1"/>
          <table:table-column table:style-name="co9" table:visibility="collapse" table:default-cell-style-name="ce1"/>
        </table:table-column-group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number-columns-repeated="2" table:default-cell-style-name="ce1"/>
        <table:table-column table:style-name="co21" table:number-columns-repeated="1001" table:default-cell-style-name="ce1"/>
        <table:table-row table:style-name="ro1">
          <table:table-cell table:style-name="Default" office:value-type="string" calcext:value-type="string">
            <text:p>OS-ID</text:p>
          </table:table-cell>
          <table:table-cell table:style-name="Default" office:value-type="string" calcext:value-type="string">
            <text:p>dcterms:identifier </text:p>
          </table:table-cell>
          <table:table-cell table:style-name="Default" office:value-type="string" calcext:value-type="string">
            <text:p>1838 ID</text:p>
          </table:table-cell>
          <table:table-cell table:style-name="Default" office:value-type="string" calcext:value-type="string">
            <text:p>dcterms:title </text:p>
          </table:table-cell>
          <table:table-cell table:style-name="Default" office:value-type="string" calcext:value-type="string">
            <text:p>foaf:firstName </text:p>
          </table:table-cell>
          <table:table-cell table:style-name="Default" office:value-type="string" calcext:value-type="string">
            <text:p>foaf:lastName </text:p>
          </table:table-cell>
          <table:table-cell table:style-name="Default" office:value-type="string" calcext:value-type="string">
            <text:p>foaf:status </text:p>
          </table:table-cell>
          <table:table-cell table:style-name="Default" office:value-type="string" calcext:value-type="string">
            <text:p>schema:foundingDate </text:p>
          </table:table-cell>
          <table:table-cell table:style-name="Default" office:value-type="string" calcext:value-type="string">
            <text:p>Date type</text:p>
          </table:table-cell>
          <table:table-cell table:style-name="Default" office:value-type="string" calcext:value-type="string">
            <text:p>bio:birth </text:p>
          </table:table-cell>
          <table:table-cell table:style-name="Default" office:value-type="string" calcext:value-type="string">
            <text:p>bio:death </text:p>
          </table:table-cell>
          <table:table-cell table:style-name="Default" office:value-type="string" calcext:value-type="string">
            <text:p>dcterms:description </text:p>
          </table:table-cell>
          <table:table-cell table:style-name="Default" office:value-type="string" calcext:value-type="string">
            <text:p>bio:age</text:p>
          </table:table-cell>
          <table:table-cell table:style-name="Default" office:value-type="string" calcext:value-type="string">
            <text:p>child of 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relationship:childOf </text:p>
          </table:table-cell>
          <table:table-cell table:style-name="Default" office:value-type="string" calcext:value-type="string">
            <text:p>child of <text:s/>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chema:homeLocation </text:p>
          </table:table-cell>
          <table:table-cell table:style-name="Default" office:value-type="string" calcext:value-type="string">
            <text:p>Buyer</text:p>
          </table:table-cell>
          <table:table-cell table:style-name="Default" office:value-type="string" calcext:value-type="string">
            <text:p>schema:buyer</text:p>
          </table:table-cell>
          <table:table-cell table:style-name="Default" office:value-type="string" calcext:value-type="string">
            <text:p>dcterms:isReferencedBy </text:p>
          </table:table-cell>
          <table:table-cell table:style-name="Default" table:number-columns-repeated="100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069" calcext:value-type="float">
            <text:p>606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x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9-01-0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070" calcext:value-type="float">
            <text:p>607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xJoh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7-01-0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071" calcext:value-type="float">
            <text:p>607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xHa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H3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072" calcext:value-type="float">
            <text:p>607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0-01-0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F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100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073" calcext:value-type="float">
            <text:p>607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ill Hil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9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075" calcext:value-type="float">
            <text:p>607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xAbrah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1-01-0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076" calcext:value-type="float">
            <text:p>607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san Plowde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Plowd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string" calcext:value-type="string">
            <text:p><text:s text:c="2"/>age 18 in bill of s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077" calcext:value-type="float">
            <text:p>607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ibiani Plowden</text:p>
          </table:table-cell>
          <table:table-cell office:value-type="string" calcext:value-type="string">
            <text:p>xBibiani</text:p>
          </table:table-cell>
          <table:table-cell office:value-type="string" calcext:value-type="string">
            <text:p>Plowd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9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string" calcext:value-type="string">
            <text:p><text:s text:c="2"/>listed as Biby (50)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078" calcext:value-type="float">
            <text:p>6078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Pe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Carpenter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100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079" calcext:value-type="float">
            <text:p>607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Jarre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4-01-01</text:p>
          </table:table-cell>
          <table:table-cell/>
          <table:table-cell office:value-type="string" calcext:value-type="string">
            <text:p>Gerard in bill of s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3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080" calcext:value-type="float">
            <text:p>608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Charlott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081" calcext:value-type="float">
            <text:p>608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x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3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082" calcext:value-type="float">
            <text:p>608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Julia 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083" calcext:value-type="float">
            <text:p>608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xDick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1-01-01</text:p>
          </table:table-cell>
          <table:table-cell/>
          <table:table-cell office:value-type="string" calcext:value-type="string">
            <text:p>carpente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084" calcext:value-type="float">
            <text:p>608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Greenfie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3-01-01</text:p>
          </table:table-cell>
          <table:table-cell/>
          <table:table-cell office:value-type="string" calcext:value-type="string">
            <text:p>age listed as 2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085" calcext:value-type="float">
            <text:p>608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oe Greenleaf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Greenleaf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1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string" calcext:value-type="string">
            <text:p><text:s text:c="2"/>age 60 in bil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3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086" calcext:value-type="float">
            <text:p>608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sther Greenleaf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Greenleaf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4-01-01</text:p>
          </table:table-cell>
          <table:table-cell/>
          <table:table-cell office:value-type="string" calcext:value-type="string">
            <text:p>Surname inferred from bill of sale</text:p>
          </table:table-cell>
          <table:table-cell office:value-type="string" calcext:value-type="string">
            <text:p><text:s text:c="2"/>age listed as 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087" calcext:value-type="float">
            <text:p>608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Rose 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4-01-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F3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088" calcext:value-type="float">
            <text:p>608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91" calcext:value-type="float">
            <text:p>609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erdinand Hill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9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string" calcext:value-type="string">
            <text:p><text:s text:c="2"/>age listed as 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092" calcext:value-type="float">
            <text:p>609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ylvester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9-01-01</text:p>
          </table:table-cell>
          <table:table-cell/>
          <table:table-cell office:value-type="string" calcext:value-type="string">
            <text:p>age listed as 2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093" calcext:value-type="float">
            <text:p>609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Christi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094" calcext:value-type="float">
            <text:p>6094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Hari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095" calcext:value-type="float">
            <text:p>609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Emilia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/>
          <table:table-cell office:value-type="string" calcext:value-type="string">
            <text:p>age listed as 1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097" calcext:value-type="float">
            <text:p>609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Eleonor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098" calcext:value-type="float">
            <text:p>609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100" calcext:value-type="float">
            <text:p>610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Ritt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/>
          <table:table-cell office:value-type="string" calcext:value-type="string">
            <text:p>Listed as Ritter (15)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101" calcext:value-type="float">
            <text:p>610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Remu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/>
          <table:table-cell office:value-type="string" calcext:value-type="string">
            <text:p>age listed as 1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102" calcext:value-type="float">
            <text:p>610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Mille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/>
          <table:table-cell office:value-type="string" calcext:value-type="string">
            <text:p>age listed as 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103" calcext:value-type="float">
            <text:p>610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Lucy An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7-01-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108" calcext:value-type="float">
            <text:p>610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Alexiu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109" calcext:value-type="float">
            <text:p>610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riscilla Plowden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Plowd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Surname inferred from bill of sale (56) by fami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111" calcext:value-type="float">
            <text:p>61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xSarah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0-01-0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F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133" calcext:value-type="float">
            <text:p>613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7-01-0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135" calcext:value-type="float">
            <text:p>613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xStephe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9-01-0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3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141" calcext:value-type="float">
            <text:p>614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xBennet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H3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158" calcext:value-type="float">
            <text:p>615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xClar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6-01-0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F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11" calcext:value-type="float">
            <text:p>2711</text:p>
          </table:table-cell>
          <table:table-cell table:style-name="Default" office:value-type="float" office:value="8132" calcext:value-type="float">
            <text:p>813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Betty</text:p>
          </table:table-cell>
          <table:table-cell table:style-name="Default" office:value-type="string" calcext:value-type="string">
            <text:p>xBetty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3" office:value-type="string" calcext:value-type="string">
            <text:p>1792-01-01</text:p>
          </table:table-cell>
          <table:table-cell table:style-name="Default" table:number-columns-repeated="2"/>
          <table:table-cell table:style-name="Default" office:value-type="float" office:value="46" calcext:value-type="float">
            <text:p>46</text:p>
          </table:table-cell>
          <table:table-cell table:style-name="Default" table:number-columns-repeated="3"/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string" calcext:value-type="string">
            <text:p>Newtown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712" calcext:value-type="float">
            <text:p>2712</text:p>
          </table:table-cell>
          <table:table-cell table:style-name="Default" office:value-type="float" office:value="8155" calcext:value-type="float">
            <text:p>8155</text:p>
          </table:table-cell>
          <table:table-cell table:style-name="Default" office:value-type="float" office:value="155" calcext:value-type="float">
            <text:p>155</text:p>
          </table:table-cell>
          <table:table-cell table:number-columns-repeated="2" table:style-name="Default" office:value-type="string" calcext:value-type="string">
            <text:p>Susanna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3" office:value-type="string" calcext:value-type="string">
            <text:p>1824-01-01</text:p>
          </table:table-cell>
          <table:table-cell table:style-name="Default"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table:number-columns-repeated="3"/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string" calcext:value-type="string">
            <text:p>Newtown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713" calcext:value-type="float">
            <text:p>2713</text:p>
          </table:table-cell>
          <table:table-cell table:style-name="Default" office:value-type="float" office:value="8160" calcext:value-type="float">
            <text:p>816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string" calcext:value-type="string">
            <text:p>Luncina </text:p>
          </table:table-cell>
          <table:table-cell table:style-name="Default" office:value-type="string" calcext:value-type="string">
            <text:p>Luncina [strike through Sal]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3" office:value-type="string" calcext:value-type="string">
            <text:p>1828-01-01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string" calcext:value-type="string">
            <text:p>Newtown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714" calcext:value-type="float">
            <text:p>2714</text:p>
          </table:table-cell>
          <table:table-cell table:style-name="Default" office:value-type="float" office:value="8161" calcext:value-type="float">
            <text:p>8161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2" table:style-name="Default" office:value-type="string" calcext:value-type="string">
            <text:p>Dina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3" office:value-type="string" calcext:value-type="string">
            <text:p>1830-01-01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 table:number-columns-repeated="3"/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Ship 2</text:p>
          </table:table-cell>
          <table:table-cell table:style-name="Default" office:value-type="string" calcext:value-type="string">
            <text:p>Newtown</text:p>
          </table:table-cell>
          <table:table-cell table:style-name="Default" office:value-type="string" calcext:value-type="string">
            <text:p>Jesse Batey</text:p>
          </table:table-cell>
          <table:table-cell table:style-name="Default"/>
          <table:table-cell table:style-name="Default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715" calcext:value-type="float">
            <text:p>2715</text:p>
          </table:table-cell>
          <table:table-cell table:style-name="Default" office:value-type="float" office:value="8162" calcext:value-type="float">
            <text:p>8162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string" calcext:value-type="string">
            <text:p>Peg</text:p>
          </table:table-cell>
          <table:table-cell table:style-name="Default" office:value-type="string" calcext:value-type="string">
            <text:p>Peg [strike through Esther]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3" office:value-type="string" calcext:value-type="string">
            <text:p>1830-01-01</text:p>
          </table:table-cell>
          <table:table-cell table:style-name="Default"/>
          <table:table-cell table:style-name="Default" office:value-type="string" calcext:value-type="string">
            <text:p>listed as 6 in bill of sal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3"/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Ship 2</text:p>
          </table:table-cell>
          <table:table-cell table:style-name="Default" office:value-type="string" calcext:value-type="string">
            <text:p>Newtown</text:p>
          </table:table-cell>
          <table:table-cell table:style-name="Default" office:value-type="string" calcext:value-type="string">
            <text:p>Jesse Batey</text:p>
          </table:table-cell>
          <table:table-cell table:style-name="Default"/>
          <table:table-cell table:style-name="Default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716" calcext:value-type="float">
            <text:p>2716</text:p>
          </table:table-cell>
          <table:table-cell table:style-name="Default" office:value-type="float" office:value="8164" calcext:value-type="float">
            <text:p>8164</text:p>
          </table:table-cell>
          <table:table-cell table:style-name="Default" office:value-type="float" office:value="164" calcext:value-type="float">
            <text:p>164</text:p>
          </table:table-cell>
          <table:table-cell table:number-columns-repeated="2" table:style-name="Default" office:value-type="string" calcext:value-type="string">
            <text:p>Child of 1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3" office:value-type="string" calcext:value-type="string">
            <text:p>1837-01-0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Newtown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717" calcext:value-type="float">
            <text:p>2717</text:p>
          </table:table-cell>
          <table:table-cell table:style-name="Default" office:value-type="float" office:value="8165" calcext:value-type="float">
            <text:p>8165</text:p>
          </table:table-cell>
          <table:table-cell table:style-name="Default" office:value-type="float" office:value="165" calcext:value-type="float">
            <text:p>165</text:p>
          </table:table-cell>
          <table:table-cell table:number-columns-repeated="2" table:style-name="Default" office:value-type="string" calcext:value-type="string">
            <text:p>Child of 2 years old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3" office:value-type="string" calcext:value-type="string">
            <text:p>1836-01-01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Newtown</text:p>
          </table:table-cell>
          <table:table-cell table:style-name="Default" table:number-columns-repeated="1005"/>
        </table:table-row>
      </table:table>
      <table:named-expressions/>
      <table:database-ranges>
        <table:database-range table:name="__Anonymous_Sheet_DB__0" table:target-range-address="Newtown1838.A1:Newtown1838.W4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2T09:37:34.934000000</dc:date>
    <meta:editing-duration>P1DT12H48M20S</meta:editing-duration>
    <meta:editing-cycles>2</meta:editing-cycles>
    <meta:generator>LibreOffice/5.4.5.1$Windows_X86_64 LibreOffice_project/79c9829dd5d8054ec39a82dc51cd9eff340dbee8</meta:generator>
    <meta:document-statistic meta:table-count="1" meta:cell-count="634" meta:object-count="0"/>
  </office:meta>
</office:document-meta>
</file>